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EEBBE0D7.png" manifest:media-type="image/png"/>
  <manifest:file-entry manifest:full-path="Pictures/100000000000078000000438AAC4DB5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7.311cm, 8.511cm, 17.626cm, 10.451cm)" draw:image-opacity="100%" style:mirror="none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31cm, 38.499cm, 21.123cm, 8.555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9.053cm, 34.221cm, 17.647cm, 9.08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2cm" svg:height="3.2cm" svg:x="1.4cm" svg:y="5.1cm">
          <draw:image xlink:href="Pictures/100000000000078000000438AAC4DB56.png" xlink:type="simple" xlink:show="embed" xlink:actuate="onLoad">
            <text:p/>
          </draw:image>
        </draw:frame>
        <draw:custom-shape draw:style-name="gr2" draw:text-style-name="P1" draw:layer="layout" svg:width="0.5cm" svg:height="4cm" draw:transform="rotate (-1.5707963267949) translate (19cm 7.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1" draw:layer="layout" svg:width="3.6cm" svg:height="1.8cm" svg:x="15.2cm" svg:y="8.3cm">
          <draw:image xlink:href="Pictures/100000000000078000000438EEBBE0D7.png" xlink:type="simple" xlink:show="embed" xlink:actuate="onLoad">
            <text:p/>
          </draw:image>
        </draw:frame>
        <draw:frame draw:style-name="gr4" draw:text-style-name="P1" draw:layer="layout" svg:width="6.3cm" svg:height="1.6cm" svg:x="1.5cm" svg:y="3.4cm">
          <draw:image xlink:href="Pictures/100000000000078000000438EEBBE0D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5:47:34.373083204</meta:creation-date>
    <meta:generator>LibreOffice/4.2.8.2$Linux_X86_64 LibreOffice_project/420m0$Build-2</meta:generator>
    <dc:date>2015-09-29T15:56:16.927973009</dc:date>
    <meta:editing-duration>PT4M24S</meta:editing-duration>
    <meta:editing-cycles>2</meta:editing-cycles>
    <meta:document-statistic meta:object-count="4"/>
  </office:meta>
</office:document-meta>
</file>